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8764" officeooo:paragraph-rsid="00178764"/>
    </style:style>
    <style:style style:name="P2" style:family="paragraph" style:parent-style-name="Standard">
      <style:text-properties officeooo:rsid="00178764" officeooo:paragraph-rsid="0018f5b7"/>
    </style:style>
    <style:style style:name="P3" style:family="paragraph" style:parent-style-name="Standard">
      <style:paragraph-properties fo:break-before="page"/>
      <style:text-properties officeooo:rsid="00178764" officeooo:paragraph-rsid="00178764"/>
    </style:style>
    <style:style style:name="T1" style:family="text">
      <style:text-properties officeooo:rsid="0018f5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de Refractor </text:p>
      <text:p text:style-name="P1">Compilation and optimization of CIL Virtual Machines</text:p>
      <text:p text:style-name="P1"/>
      <text:p text:style-name="P3">Abstract</text:p>
      <text:p text:style-name="P1"/>
      <text:p text:style-name="P2">Virtual machines <text:span text:style-name="T1">implement various techniques like interpretation, Just-in-time (JIT) compilation or Ahead-Of-Time (AOT) compilation. This project proposes a method of AOT compilation using the host CIL virtual machine (also known as .Net) and using a standard compiler (C++ 11) to give the same semantics and in the mean time to also improve performance offering a full compilation step, and in the very same time to remove the dependency to the host virtual machine. </text:span></text:p>
      <text:p text:style-name="P2"/>
      <text:p text:style-name="P2"><text:span text:style-name="T1">A similar technique could be implemented in a JVM (Java Virtual Machine), but CIL is in a way more advanced, because the CIL opcodes do not specify types, and the CIL Virtual Machine (VM) will have to fill the types based on context. <text:s/></text:span>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6T19:40:56.092000000</meta:creation-date>
    <dc:date>2013-08-16T21:16:33.056000000</dc:date>
    <meta:editing-duration>PT1H30M36S</meta:editing-duration>
    <meta:editing-cycles>2</meta:editing-cycles>
    <meta:generator>LibreOffice/4.1.0.4$Windows_x86 LibreOffice_project/89ea49ddacd9aa532507cbf852f2bb22b1ace28</meta:generator>
    <meta:document-statistic meta:table-count="0" meta:image-count="0" meta:object-count="0" meta:page-count="2" meta:paragraph-count="5" meta:word-count="126" meta:character-count="779" meta:non-whitespace-character-count="654"/>
  </office:meta>
</office:document-meta>
</file>